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9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middle"/>
      <style:text-properties fo:font-size="9pt" fo:hyphenate="false"/>
    </style:style>
    <style:style style:name="ce1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9.546cm" svg:height="11.277cm" svg:x="1.421cm" svg:y="4.149cm">
            <draw:object draw:notify-on-update-of-ranges="Tabelle1.A2:Tabelle1.A4 Tabelle1.B1:Tabelle1.B1 Tabelle1.B2:Tabelle1.B4 Tabelle1.B5:Tabelle1.J5 Tabelle1.C1:Tabelle1.C1 Tabelle1.C2:Tabelle1.C4 Tabelle1.D1:Tabelle1.D1 Tabelle1.D2:Tabelle1.D4 Tabelle1.E1:Tabelle1.E1 Tabelle1.E2:Tabelle1.E4 Tabelle1.F1:Tabelle1.F1 Tabelle1.F2:Tabelle1.F4 Tabelle1.G1:Tabelle1.G1 Tabelle1.G2:Tabelle1.G4 Tabelle1.H1:Tabelle1.H1 Tabelle1.H2:Tabelle1.H4 Tabelle1.I1:Tabelle1.I1 Tabelle1.I2:Tabelle1.I4 Tabelle1.J1:Tabelle1.J1 Tabelle1.J2:Tabelle1.J4 Tabelle1.K1:Tabelle1.K1 Tabelle1.K2:Tabelle1.K4 Tabelle1.K5:Tabelle1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9" table:default-cell-style-name="ce1"/>
        <table:table-column table:style-name="co2" table:number-columns-repeated="1014" table:default-cell-style-name="Default"/>
        <table:table-row table:style-name="ro1">
          <table:table-cell table:style-name="ce2"/>
          <table:table-cell table:style-name="ce2" office:value-type="string" calcext:value-type="string">
            <text:p>native (std)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only alphanumeric</text:p>
          </table:table-cell>
          <table:table-cell table:style-name="ce2" office:value-type="string" calcext:value-type="string">
            <text:p>lexical</text:p>
          </table:table-cell>
          <table:table-cell table:style-name="ce2" office:value-type="string" calcext:value-type="string">
            <text:p>lexical, only alphanumeric</text:p>
          </table:table-cell>
          <table:table-cell table:style-name="ce2" office:value-type="string" calcext:value-type="string">
            <text:p>natural</text:p>
          </table:table-cell>
          <table:table-cell table:style-name="ce2" office:value-type="string" calcext:value-type="string">
            <text:p>natural, only alphanumeric</text:p>
          </table:table-cell>
          <table:table-cell table:style-name="ce2" office:value-type="string" calcext:value-type="string">
            <text:p>natural + lexical</text:p>
          </table:table-cell>
          <table:table-cell table:style-name="ce2" office:value-type="string" calcext:value-type="string">
            <text:p>natural + lexical, only alphanumeric</text:p>
          </table:table-cell>
          <table:table-cell table:style-name="ce2" office:value-type="string" calcext:value-type="string">
            <text:p>icu</text:p>
          </table:table-cell>
          <table:table-cell table:style-name="ce2" table:number-columns-repeated="1013"/>
        </table:table-row>
        <table:table-row table:style-name="ro2">
          <table:table-cell table:style-name="Default" office:value-type="string" calcext:value-type="string">
            <text:p>Strings with</text:p>
            <text:p>    Numbers</text:p>
          </table:table-cell>
          <table:table-cell table:style-name="Default" office:value-type="float" office:value="104.34" calcext:value-type="float">
            <text:p>104,34</text:p>
          </table:table-cell>
          <table:table-cell table:style-name="Default" office:value-type="float" office:value="94.25" calcext:value-type="float">
            <text:p>94,25</text:p>
          </table:table-cell>
          <table:table-cell table:style-name="Default" office:value-type="float" office:value="209.8" calcext:value-type="float">
            <text:p>209,8</text:p>
          </table:table-cell>
          <table:table-cell table:style-name="Default" office:value-type="float" office:value="358.13" calcext:value-type="float">
            <text:p>358,13</text:p>
          </table:table-cell>
          <table:table-cell table:style-name="Default" office:value-type="float" office:value="304.79" calcext:value-type="float">
            <text:p>304,79</text:p>
          </table:table-cell>
          <table:table-cell table:style-name="Default" office:value-type="float" office:value="208.17" calcext:value-type="float">
            <text:p>208,17</text:p>
          </table:table-cell>
          <table:table-cell table:style-name="Default" office:value-type="float" office:value="370.92" calcext:value-type="float">
            <text:p>370,92</text:p>
          </table:table-cell>
          <table:table-cell table:style-name="Default" office:value-type="float" office:value="744.84" calcext:value-type="float">
            <text:p>744,84</text:p>
          </table:table-cell>
          <table:table-cell table:style-name="Default" office:value-type="float" office:value="687.06" calcext:value-type="float">
            <text:p>687,06</text:p>
          </table:table-cell>
          <table:table-cell office:value-type="float" office:value="360.42" calcext:value-type="float">
            <text:p>360,42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   ASCII</text:p>
            <text:p>Strings</text:p>
          </table:table-cell>
          <table:table-cell table:style-name="Default" office:value-type="float" office:value="95.04" calcext:value-type="float">
            <text:p>95,04</text:p>
          </table:table-cell>
          <table:table-cell table:style-name="Default" office:value-type="float" office:value="39.68" calcext:value-type="float">
            <text:p>39,68</text:p>
          </table:table-cell>
          <table:table-cell table:style-name="Default" office:value-type="float" office:value="147.47" calcext:value-type="float">
            <text:p>147,47</text:p>
          </table:table-cell>
          <table:table-cell table:style-name="Default" office:value-type="float" office:value="180.03" calcext:value-type="float">
            <text:p>180,03</text:p>
          </table:table-cell>
          <table:table-cell table:style-name="Default" office:value-type="float" office:value="212.8" calcext:value-type="float">
            <text:p>212,8</text:p>
          </table:table-cell>
          <table:table-cell table:style-name="Default" office:value-type="float" office:value="51.54" calcext:value-type="float">
            <text:p>51,54</text:p>
          </table:table-cell>
          <table:table-cell table:style-name="Default" office:value-type="float" office:value="149.42" calcext:value-type="float">
            <text:p>149,42</text:p>
          </table:table-cell>
          <table:table-cell table:style-name="Default" office:value-type="float" office:value="201.46" calcext:value-type="float">
            <text:p>201,46</text:p>
          </table:table-cell>
          <table:table-cell table:style-name="Default" office:value-type="float" office:value="237.48" calcext:value-type="float">
            <text:p>237,48</text:p>
          </table:table-cell>
          <table:table-cell office:value-type="float" office:value="268.88" calcext:value-type="float">
            <text:p>268,88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Unicode</text:p>
            <text:p>  Strings</text:p>
          </table:table-cell>
          <table:table-cell table:style-name="Default" office:value-type="float" office:value="100.17" calcext:value-type="float">
            <text:p>100,17</text:p>
          </table:table-cell>
          <table:table-cell table:style-name="Default" office:value-type="float" office:value="66.99" calcext:value-type="float">
            <text:p>66,99</text:p>
          </table:table-cell>
          <table:table-cell table:style-name="Default" office:value-type="float" office:value="360.37" calcext:value-type="float">
            <text:p>360,37</text:p>
          </table:table-cell>
          <table:table-cell table:style-name="Default" office:value-type="float" office:value="432.93" calcext:value-type="float">
            <text:p>432,93</text:p>
          </table:table-cell>
          <table:table-cell table:style-name="Default" office:value-type="float" office:value="479.58" calcext:value-type="float">
            <text:p>479,58</text:p>
          </table:table-cell>
          <table:table-cell table:style-name="Default" office:value-type="float" office:value="77.11" calcext:value-type="float">
            <text:p>77,11</text:p>
          </table:table-cell>
          <table:table-cell table:style-name="Default" office:value-type="float" office:value="407.74" calcext:value-type="float">
            <text:p>407,74</text:p>
          </table:table-cell>
          <table:table-cell table:style-name="Default" office:value-type="float" office:value="464.83" calcext:value-type="float">
            <text:p>464,83</text:p>
          </table:table-cell>
          <table:table-cell table:style-name="Default" office:value-type="float" office:value="520.03" calcext:value-type="float">
            <text:p>520,03</text:p>
          </table:table-cell>
          <table:table-cell office:value-type="float" office:value="349.12" calcext:value-type="float">
            <text:p>349,12</text:p>
          </table:table-cell>
          <table:table-cell table:number-columns-repeated="1013"/>
        </table:table-row>
        <table:table-row table:style-name="ro4" table:number-rows-repeated="2">
          <table:table-cell table:style-name="Default" table:number-columns-repeated="10"/>
          <table:table-cell table:number-columns-repeated="1014"/>
        </table:table-row>
        <table:table-row table:style-name="ro4" table:number-rows-repeated="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.00.0000</text:date>, <text:time style:data-style-name="N2" text:time-value="13:52:06.9979747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22:28:13.291951986</meta:creation-date>
    <dc:date>2020-07-21T14:29:15.466287018</dc:date>
    <meta:editing-duration>PT16M43S</meta:editing-duration>
    <meta:editing-cycles>3</meta:editing-cycles>
    <meta:generator>LibreOffice/6.3.6.2$Linux_X86_64 LibreOffice_project/30$Build-2</meta:generator>
    <meta:document-statistic meta:table-count="1" meta:cell-count="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family="'Noto Sans'" style:font-style-name="Standard"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Noto Sans'" style:font-style-name="Standar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Noto Sans'" style:font-style-name="Standard" fo:font-size="10pt" style:font-size-asian="10pt" style:font-size-complex="10pt"/>
    </style:style>
    <style:style style:name="ch6" style:family="chart">
      <style:chart-properties style:rotation-angle="0"/>
      <style:text-properties fo:font-family="'Noto Sans'" style:font-style-name="Standard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57aa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7bcda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6bb1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8062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45e0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26901a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6cd2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600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d330a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98989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547cm" svg:height="11.278cm" xlink:href=".." xlink:type="simple" chart:class="chart:bar" chart:style-name="ch1">
        <chart:legend chart:legend-position="end" svg:x="13.559cm" svg:y="0.206cm" style:legend-expansion="custom" chartooo:width="5.642cm" chartooo:height="5.727cm" style:legend-expansion-aspect-ratio="0.985158023397939" chart:style-name="ch2"/>
        <chart:plot-area chart:style-name="ch3" table:cell-range-address="Tabelle1.A2:Tabelle1.K4 Tabelle1.A1:Tabelle1.K1 Tabelle1.B5:Tabelle1.K5" chart:data-source-has-labels="both" svg:x="0.2cm" svg:y="0.222cm" svg:width="19.272cm" svg:height="9.94cm">
          <chartooo:coordinate-region svg:x="2.33cm" svg:y="0.222cm" svg:width="16.862cm" svg:height="9.214cm"/>
          <chart:axis chart:dimension="x" chart:name="primary-x" chart:style-name="ch4" chartooo:axis-type="auto">
            <chartooo:date-scale/>
            <chart:categories table:cell-range-address="Tabelle1.A2:Tabelle1.A4"/>
          </chart:axis>
          <chart:axis chart:dimension="y" chart:name="primary-y" chart:style-name="ch5">
            <chart:title svg:x="8.432cm" svg:y="10.171cm" chart:style-name="ch6">
              <text:p>Average time (μs)</text:p>
            </chart:title>
            <chart:grid chart:style-name="ch7" chart:class="major"/>
          </chart:axis>
          <chart:series chart:style-name="ch8" chart:values-cell-range-address="Tabelle1.B2:Tabelle1.B4" chart:label-cell-address="Tabelle1.B1:Tabelle1.B1" chart:class="chart:bar">
            <chart:data-point chart:repeated="9"/>
            <loext:propertry-mapping loext:property="BorderColor" loext:cell-range-address="Tabelle1.B5:Tabelle1.J5"/>
          </chart:series>
          <chart:series chart:style-name="ch9" chart:values-cell-range-address="Tabelle1.C2:Tabelle1.C4" chart:label-cell-address="Tabelle1.C1:Tabelle1.C1" chart:class="chart:bar">
            <chart:data-point chart:repeated="3"/>
          </chart:series>
          <chart:series chart:style-name="ch10" chart:values-cell-range-address="Tabelle1.D2:Tabelle1.D4" chart:label-cell-address="Tabelle1.D1:Tabelle1.D1" chart:class="chart:bar">
            <chart:data-point chart:repeated="3"/>
          </chart:series>
          <chart:series chart:style-name="ch11" chart:values-cell-range-address="Tabelle1.E2:Tabelle1.E4" chart:label-cell-address="Tabelle1.E1:Tabelle1.E1" chart:class="chart:bar">
            <chart:data-point chart:repeated="3"/>
          </chart:series>
          <chart:series chart:style-name="ch12" chart:values-cell-range-address="Tabelle1.F2:Tabelle1.F4" chart:label-cell-address="Tabelle1.F1:Tabelle1.F1" chart:class="chart:bar">
            <chart:data-point chart:repeated="3"/>
          </chart:series>
          <chart:series chart:style-name="ch13" chart:values-cell-range-address="Tabelle1.G2:Tabelle1.G4" chart:label-cell-address="Tabelle1.G1:Tabelle1.G1" chart:class="chart:bar">
            <chart:data-point chart:repeated="3"/>
          </chart:series>
          <chart:series chart:style-name="ch14" chart:values-cell-range-address="Tabelle1.H2:Tabelle1.H4" chart:label-cell-address="Tabelle1.H1:Tabelle1.H1" chart:class="chart:bar">
            <chart:data-point chart:repeated="3"/>
          </chart:series>
          <chart:series chart:style-name="ch15" chart:values-cell-range-address="Tabelle1.I2:Tabelle1.I4" chart:label-cell-address="Tabelle1.I1:Tabelle1.I1" chart:class="chart:bar">
            <chart:data-point chart:repeated="3"/>
          </chart:series>
          <chart:series chart:style-name="ch16" chart:values-cell-range-address="Tabelle1.J2:Tabelle1.J4" chart:label-cell-address="Tabelle1.J1:Tabelle1.J1" chart:class="chart:bar">
            <chart:data-point chart:repeated="3"/>
          </chart:series>
          <chart:series chart:style-name="ch17" chart:values-cell-range-address="Tabelle1.K2:Tabelle1.K4" chart:label-cell-address="Tabelle1.K1:Tabelle1.K1" chart:class="chart:bar">
            <chart:data-point chart:repeated="3"/>
            <loext:propertry-mapping loext:property="BorderColor" loext:cell-range-address="Tabelle1.K5:Tabelle1.K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(std)</text:p>
                <draw:g>
                  <svg:desc>Tabelle1.B1:Tabelle1.B1</svg:desc>
                </draw:g>
              </table:table-cell>
              <table:table-cell office:value-type="string">
                <text:p>Zeile 5</text:p>
              </table:table-cell>
              <table:table-cell office:value-type="string">
                <text:p>basic</text:p>
                <draw:g>
                  <svg:desc>Tabelle1.C1:Tabelle1.C1</svg:desc>
                </draw:g>
              </table:table-cell>
              <table:table-cell office:value-type="string">
                <text:p>only alphanumeric</text:p>
                <draw:g>
                  <svg:desc>Tabelle1.D1:Tabelle1.D1</svg:desc>
                </draw:g>
              </table:table-cell>
              <table:table-cell office:value-type="string">
                <text:p>lexical</text:p>
                <draw:g>
                  <svg:desc>Tabelle1.E1:Tabelle1.E1</svg:desc>
                </draw:g>
              </table:table-cell>
              <table:table-cell office:value-type="string">
                <text:p>lexical, only alphanumeric</text:p>
                <draw:g>
                  <svg:desc>Tabelle1.F1:Tabelle1.F1</svg:desc>
                </draw:g>
              </table:table-cell>
              <table:table-cell office:value-type="string">
                <text:p>natural</text:p>
                <draw:g>
                  <svg:desc>Tabelle1.G1:Tabelle1.G1</svg:desc>
                </draw:g>
              </table:table-cell>
              <table:table-cell office:value-type="string">
                <text:p>natural, only alphanumeric</text:p>
                <draw:g>
                  <svg:desc>Tabelle1.H1:Tabelle1.H1</svg:desc>
                </draw:g>
              </table:table-cell>
              <table:table-cell office:value-type="string">
                <text:p>natural + lexical</text:p>
                <draw:g>
                  <svg:desc>Tabelle1.I1:Tabelle1.I1</svg:desc>
                </draw:g>
              </table:table-cell>
              <table:table-cell office:value-type="string">
                <text:p>natural + lexical, only alphanumeric</text:p>
                <draw:g>
                  <svg:desc>Tabelle1.J1:Tabelle1.J1</svg:desc>
                </draw:g>
              </table:table-cell>
              <table:table-cell office:value-type="string">
                <text:p>icu</text:p>
                <draw:g>
                  <svg:desc>Tabelle1.K1:Tabelle1.K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trings with
    Numbers</text:p>
                <draw:g>
                  <svg:desc>Tabelle1.A2:Tabelle1.A4</svg:desc>
                </draw:g>
              </table:table-cell>
              <table:table-cell office:value-type="float" office:value="104.34">
                <text:p>104.34</text:p>
                <draw:g>
                  <svg:desc>Tabelle1.B2:Tabelle1.B4</svg:desc>
                </draw:g>
              </table:table-cell>
              <table:table-cell office:value-type="float" office:value="NaN">
                <text:p>NaN</text:p>
                <draw:g>
                  <svg:desc>Tabelle1.B5:Tabelle1.J5</svg:desc>
                </draw:g>
              </table:table-cell>
              <table:table-cell office:value-type="float" office:value="94.25">
                <text:p>94.25</text:p>
                <draw:g>
                  <svg:desc>Tabelle1.C2:Tabelle1.C4</svg:desc>
                </draw:g>
              </table:table-cell>
              <table:table-cell office:value-type="float" office:value="209.8">
                <text:p>209.8</text:p>
                <draw:g>
                  <svg:desc>Tabelle1.D2:Tabelle1.D4</svg:desc>
                </draw:g>
              </table:table-cell>
              <table:table-cell office:value-type="float" office:value="358.13">
                <text:p>358.13</text:p>
                <draw:g>
                  <svg:desc>Tabelle1.E2:Tabelle1.E4</svg:desc>
                </draw:g>
              </table:table-cell>
              <table:table-cell office:value-type="float" office:value="304.79">
                <text:p>304.79</text:p>
                <draw:g>
                  <svg:desc>Tabelle1.F2:Tabelle1.F4</svg:desc>
                </draw:g>
              </table:table-cell>
              <table:table-cell office:value-type="float" office:value="208.17">
                <text:p>208.17</text:p>
                <draw:g>
                  <svg:desc>Tabelle1.G2:Tabelle1.G4</svg:desc>
                </draw:g>
              </table:table-cell>
              <table:table-cell office:value-type="float" office:value="370.92">
                <text:p>370.92</text:p>
                <draw:g>
                  <svg:desc>Tabelle1.H2:Tabelle1.H4</svg:desc>
                </draw:g>
              </table:table-cell>
              <table:table-cell office:value-type="float" office:value="744.84">
                <text:p>744.84</text:p>
                <draw:g>
                  <svg:desc>Tabelle1.I2:Tabelle1.I4</svg:desc>
                </draw:g>
              </table:table-cell>
              <table:table-cell office:value-type="float" office:value="687.06">
                <text:p>687.06</text:p>
                <draw:g>
                  <svg:desc>Tabelle1.J2:Tabelle1.J4</svg:desc>
                </draw:g>
              </table:table-cell>
              <table:table-cell office:value-type="float" office:value="360.42">
                <text:p>360.42</text:p>
                <draw:g>
                  <svg:desc>Tabelle1.K2:Tabelle1.K4</svg:desc>
                </draw:g>
              </table:table-cell>
              <table:table-cell office:value-type="float" office:value="NaN">
                <text:p>NaN</text:p>
                <draw:g>
                  <svg:desc>Tabelle1.K5:Tabelle1.K5</svg:desc>
                </draw:g>
              </table:table-cell>
            </table:table-row>
            <table:table-row>
              <table:table-cell office:value-type="string">
                <text:p>   ASCII
Strings</text:p>
              </table:table-cell>
              <table:table-cell office:value-type="float" office:value="95.04">
                <text:p>95.04</text:p>
              </table:table-cell>
              <table:table-cell office:value-type="float" office:value="NaN">
                <text:p>NaN</text:p>
              </table:table-cell>
              <table:table-cell office:value-type="float" office:value="39.68">
                <text:p>39.68</text:p>
              </table:table-cell>
              <table:table-cell office:value-type="float" office:value="147.47">
                <text:p>147.47</text:p>
              </table:table-cell>
              <table:table-cell office:value-type="float" office:value="180.03">
                <text:p>180.03</text:p>
              </table:table-cell>
              <table:table-cell office:value-type="float" office:value="212.8">
                <text:p>212.8</text:p>
              </table:table-cell>
              <table:table-cell office:value-type="float" office:value="51.54">
                <text:p>51.54</text:p>
              </table:table-cell>
              <table:table-cell office:value-type="float" office:value="149.42">
                <text:p>149.42</text:p>
              </table:table-cell>
              <table:table-cell office:value-type="float" office:value="201.46">
                <text:p>201.46</text:p>
              </table:table-cell>
              <table:table-cell office:value-type="float" office:value="237.48">
                <text:p>237.48</text:p>
              </table:table-cell>
              <table:table-cell office:value-type="float" office:value="268.88">
                <text:p>268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code
  Strings</text:p>
              </table:table-cell>
              <table:table-cell office:value-type="float" office:value="100.17">
                <text:p>100.17</text:p>
              </table:table-cell>
              <table:table-cell office:value-type="float" office:value="NaN">
                <text:p>NaN</text:p>
              </table:table-cell>
              <table:table-cell office:value-type="float" office:value="66.99">
                <text:p>66.99</text:p>
              </table:table-cell>
              <table:table-cell office:value-type="float" office:value="360.37">
                <text:p>360.37</text:p>
              </table:table-cell>
              <table:table-cell office:value-type="float" office:value="432.93">
                <text:p>432.93</text:p>
              </table:table-cell>
              <table:table-cell office:value-type="float" office:value="479.58">
                <text:p>479.58</text:p>
              </table:table-cell>
              <table:table-cell office:value-type="float" office:value="77.11">
                <text:p>77.11</text:p>
              </table:table-cell>
              <table:table-cell office:value-type="float" office:value="407.74">
                <text:p>407.74</text:p>
              </table:table-cell>
              <table:table-cell office:value-type="float" office:value="464.83">
                <text:p>464.83</text:p>
              </table:table-cell>
              <table:table-cell office:value-type="float" office:value="520.03">
                <text:p>520.03</text:p>
              </table:table-cell>
              <table:table-cell office:value-type="float" office:value="349.12">
                <text:p>34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